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style:font-name="Consolas" fo:font-size="10pt" fo:language="en" fo:country="US" officeooo:rsid="010dc8c9" officeooo:paragraph-rsid="010fc8c2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0aa9111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0a8f0a2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0893585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0a16395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0b9977f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0c54796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0af3a55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0e15dfe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0e8cebc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0cdb270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0cda55b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11c6110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121aad3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12fb6ac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fee21b" officeooo:paragraph-rsid="00fee21b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fee21b" officeooo:paragraph-rsid="01306e55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fff970" officeooo:paragraph-rsid="00fff970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fff970" officeooo:paragraph-rsid="01306e55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e15dfe" officeooo:paragraph-rsid="012abbdf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b3e9b5" officeooo:paragraph-rsid="00fee21b" fo:background-color="transparent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b3e9b5" officeooo:paragraph-rsid="0106bdf5" fo:background-color="transparent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Consolas" fo:language="en" fo:country="US" fo:font-weight="bold" officeooo:rsid="00b3e9b5" officeooo:paragraph-rsid="00b3e9b5" fo:background-color="transparent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Consolas" fo:font-size="12pt" fo:language="en" fo:country="US" fo:font-style="normal" style:text-underline-style="none" fo:font-weight="bold" officeooo:rsid="00b3e9b5" officeooo:paragraph-rsid="00b3e9b5" fo:background-color="transparent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officeooo:paragraph-rsid="012c688f"/>
    </style:style>
    <style:style style:name="T1" style:family="text">
      <style:text-properties officeooo:rsid="0113ec60"/>
    </style:style>
    <style:style style:name="T2" style:family="text">
      <style:text-properties officeooo:rsid="00aea6b6"/>
    </style:style>
    <style:style style:name="T3" style:family="text">
      <style:text-properties officeooo:rsid="00af3a55"/>
    </style:style>
    <style:style style:name="T4" style:family="text">
      <style:text-properties fo:color="#000000" loext:opacity="100%" fo:font-size="12pt" fo:font-style="normal" style:text-underline-style="none" style:font-size-asian="12pt" style:font-style-asian="normal" style:font-size-complex="12pt" style:font-style-complex="normal"/>
    </style:style>
    <style:style style:name="T5" style:family="text">
      <style:text-properties fo:color="#000000" loext:opacity="100%" fo:font-size="12pt" fo:font-style="normal" style:text-underline-style="none" officeooo:rsid="00b69269" style:font-size-asian="12pt" style:font-style-asian="normal" style:font-size-complex="12pt" style:font-style-complex="normal"/>
    </style:style>
    <style:style style:name="T6" style:family="text">
      <style:text-properties fo:color="#000000" loext:opacity="100%" fo:font-size="12pt" fo:font-style="normal" style:text-underline-style="none" officeooo:rsid="00b58199" style:font-size-asian="12pt" style:font-style-asian="normal" style:font-size-complex="12pt" style:font-style-complex="normal"/>
    </style:style>
    <style:style style:name="T7" style:family="text">
      <style:text-properties fo:color="#000000" loext:opacity="100%" fo:font-size="12pt" fo:font-style="normal" style:text-underline-style="none" officeooo:rsid="00fad962" style:font-size-asian="12pt" style:font-style-asian="normal" style:font-size-complex="12pt" style:font-style-complex="normal"/>
    </style:style>
    <style:style style:name="T8" style:family="text">
      <style:text-properties fo:color="#000000" loext:opacity="100%" fo:font-size="12pt" fo:font-style="normal" style:text-underline-style="none" officeooo:rsid="00fee21b" style:font-size-asian="12pt" style:font-style-asian="normal" style:font-size-complex="12pt" style:font-style-complex="normal"/>
    </style:style>
    <style:style style:name="T9" style:family="text">
      <style:text-properties officeooo:rsid="00c1e379"/>
    </style:style>
    <style:style style:name="T10" style:family="text">
      <style:text-properties officeooo:rsid="00c54796"/>
    </style:style>
    <style:style style:name="T11" style:family="text">
      <style:text-properties officeooo:rsid="00c56014"/>
    </style:style>
    <style:style style:name="T12" style:family="text">
      <style:text-properties officeooo:rsid="00cbf445"/>
    </style:style>
    <style:style style:name="T13" style:family="text">
      <style:text-properties officeooo:rsid="00cda55b"/>
    </style:style>
    <style:style style:name="T14" style:family="text">
      <style:text-properties officeooo:rsid="00cdb270"/>
    </style:style>
    <style:style style:name="T15" style:family="text">
      <style:text-properties officeooo:rsid="00ce429e"/>
    </style:style>
    <style:style style:name="T16" style:family="text">
      <style:text-properties fo:background-color="#f9cfb5" loext:char-shading-value="0"/>
    </style:style>
    <style:style style:name="T17" style:family="text">
      <style:text-properties officeooo:rsid="00cda55b" fo:background-color="#f9cfb5" loext:char-shading-value="0"/>
    </style:style>
    <style:style style:name="T18" style:family="text">
      <style:text-properties officeooo:rsid="00af3a55" fo:background-color="#f9cfb5" loext:char-shading-value="0"/>
    </style:style>
    <style:style style:name="T19" style:family="text">
      <style:text-properties officeooo:rsid="00ce429e" fo:background-color="#f9cfb5" loext:char-shading-value="0"/>
    </style:style>
    <style:style style:name="T20" style:family="text">
      <style:text-properties officeooo:rsid="00d5fb00" fo:background-color="#f9cfb5" loext:char-shading-value="0"/>
    </style:style>
    <style:style style:name="T21" style:family="text">
      <style:text-properties fo:background-color="#fde9a9" loext:char-shading-value="0"/>
    </style:style>
    <style:style style:name="T22" style:family="text">
      <style:text-properties officeooo:rsid="00cda55b" fo:background-color="#fde9a9" loext:char-shading-value="0"/>
    </style:style>
    <style:style style:name="T23" style:family="text">
      <style:text-properties officeooo:rsid="00cda55b" fo:background-color="#aadcf7" loext:char-shading-value="0"/>
    </style:style>
    <style:style style:name="T24" style:family="text">
      <style:text-properties fo:background-color="#f09e6f" loext:char-shading-value="0"/>
    </style:style>
    <style:style style:name="T25" style:family="text">
      <style:text-properties officeooo:rsid="00cda55b" fo:background-color="#f09e6f" loext:char-shading-value="0"/>
    </style:style>
    <style:style style:name="T26" style:family="text">
      <style:text-properties officeooo:rsid="00cbf445" fo:background-color="#f09e6f" loext:char-shading-value="0"/>
    </style:style>
    <style:style style:name="T27" style:family="text">
      <style:text-properties officeooo:rsid="00cda55b" fo:background-color="#ccf4c6" loext:char-shading-value="0"/>
    </style:style>
    <style:style style:name="T28" style:family="text">
      <style:text-properties fo:background-color="#f2cbf8" loext:char-shading-value="0"/>
    </style:style>
    <style:style style:name="T29" style:family="text">
      <style:text-properties officeooo:rsid="00cda55b" fo:background-color="#f2cbf8" loext:char-shading-value="0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cda55b" fo:background-color="transparent" loext:char-shading-value="0"/>
    </style:style>
    <style:style style:name="T32" style:family="text">
      <style:text-properties officeooo:rsid="00af3a55" fo:background-color="transparent" loext:char-shading-value="0"/>
    </style:style>
    <style:style style:name="T33" style:family="text">
      <style:text-properties officeooo:rsid="00e58aa8" fo:background-color="transparent" loext:char-shading-value="0"/>
    </style:style>
    <style:style style:name="T34" style:family="text">
      <style:text-properties officeooo:rsid="012abbdf" fo:background-color="transparent" loext:char-shading-value="0"/>
    </style:style>
    <style:style style:name="T35" style:family="text">
      <style:text-properties officeooo:rsid="00fff970" fo:background-color="transparent" loext:char-shading-value="0"/>
    </style:style>
    <style:style style:name="T36" style:family="text">
      <style:text-properties officeooo:rsid="011c6110" fo:background-color="transparent" loext:char-shading-value="0"/>
    </style:style>
    <style:style style:name="T37" style:family="text">
      <style:text-properties officeooo:rsid="00d867aa"/>
    </style:style>
    <style:style style:name="T38" style:family="text">
      <style:text-properties officeooo:rsid="00dabfa9"/>
    </style:style>
    <style:style style:name="T39" style:family="text">
      <style:text-properties officeooo:rsid="00e0c977"/>
    </style:style>
    <style:style style:name="T40" style:family="text">
      <style:text-properties officeooo:rsid="00e205b2"/>
    </style:style>
    <style:style style:name="T41" style:family="text">
      <style:text-properties officeooo:rsid="00e8cebc"/>
    </style:style>
    <style:style style:name="T42" style:family="text">
      <style:text-properties officeooo:rsid="00ece074"/>
    </style:style>
    <style:style style:name="T43" style:family="text">
      <style:text-properties officeooo:rsid="00ed9576"/>
    </style:style>
    <style:style style:name="T44" style:family="text">
      <style:text-properties officeooo:rsid="00edf69e"/>
    </style:style>
    <style:style style:name="T45" style:family="text">
      <style:text-properties officeooo:rsid="00ef1f4e"/>
    </style:style>
    <style:style style:name="T46" style:family="text">
      <style:text-properties officeooo:rsid="00efe403"/>
    </style:style>
    <style:style style:name="T47" style:family="text">
      <style:text-properties officeooo:rsid="00f25250"/>
    </style:style>
    <style:style style:name="T48" style:family="text">
      <style:text-properties officeooo:rsid="00f304ea"/>
    </style:style>
    <style:style style:name="T49" style:family="text">
      <style:text-properties officeooo:rsid="00fad962"/>
    </style:style>
    <style:style style:name="T50" style:family="text">
      <style:text-properties officeooo:rsid="00aa9111"/>
    </style:style>
    <style:style style:name="T51" style:family="text">
      <style:text-properties officeooo:rsid="0101c1e9"/>
    </style:style>
    <style:style style:name="T52" style:family="text">
      <style:text-properties officeooo:rsid="0106bdf5"/>
    </style:style>
    <style:style style:name="T53" style:family="text">
      <style:text-properties officeooo:rsid="011c6110"/>
    </style:style>
    <style:style style:name="T54" style:family="text">
      <style:text-properties style:font-name="Consolas" fo:font-size="10pt" fo:language="en" fo:country="US" officeooo:rsid="00fff970" style:font-size-asian="10pt" style:font-size-complex="10pt"/>
    </style:style>
    <style:style style:name="T55" style:family="text">
      <style:text-properties style:font-name="Consolas" fo:font-size="10pt" fo:language="en" fo:country="US" officeooo:rsid="01047c14" style:font-size-asian="10pt" style:font-size-complex="10pt"/>
    </style:style>
    <style:style style:name="T56" style:family="text">
      <style:text-properties style:font-name="Consolas" fo:font-size="10pt" fo:language="en" fo:country="US" officeooo:rsid="0101c1e9" style:font-size-asian="10pt" style:font-size-complex="10pt"/>
    </style:style>
    <style:style style:name="T57" style:family="text">
      <style:text-properties style:font-name="Consolas" fo:font-size="10pt" fo:language="en" fo:country="US" officeooo:rsid="010601a7" style:font-size-asian="10pt" style:font-size-complex="10pt"/>
    </style:style>
    <style:style style:name="T58" style:family="text">
      <style:text-properties style:font-name="Consolas" fo:font-size="10pt" fo:language="en" fo:country="US" officeooo:rsid="012c688f" style:font-size-asian="10pt" style:font-size-complex="10pt"/>
    </style:style>
    <style:style style:name="T59" style:family="text">
      <style:text-properties officeooo:rsid="0121aad3"/>
    </style:style>
    <style:style style:name="T60" style:family="text">
      <style:text-properties officeooo:rsid="0122b939"/>
    </style:style>
    <style:style style:name="T61" style:family="text">
      <style:text-properties officeooo:rsid="0125f3c2"/>
    </style:style>
    <style:style style:name="T62" style:family="text">
      <style:text-properties officeooo:rsid="0126f652"/>
    </style:style>
    <style:style style:name="T63" style:family="text">
      <style:text-properties officeooo:rsid="01306e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3"><text:span text:style-name="T4">C</text:span><text:span text:style-name="T7">0</text:span><text:span text:style-name="T4">PYSTAR</text:span><text:span text:style-name="T5"> </text:span><text:span text:style-name="T6">SECTOR FORMAT</text:span></text:p>
      <text:p text:style-name="P2">================================================<text:span text:style-name="T3">==</text:span><text:span text:style-name="T10">==</text:span><text:span text:style-name="T11">====</text:span><text:span text:style-name="T12">====</text:span><text:span text:style-name="T14">==</text:span><text:span text:style-name="T37">=</text:span><text:span text:style-name="T46">=</text:span></text:p>
      <text:p text:style-name="P4">| <text:s/>XX <text:s/>| <text:s text:c="8"/>DESCRIPTION <text:s text:c="10"/>| <text:s text:c="5"/>TYPE <text:s text:c="5"/>| SIZE |</text:p>
      <text:p text:style-name="P7">================================================<text:span text:style-name="T3">==</text:span><text:span text:style-name="T10">==</text:span><text:span text:style-name="T11">====</text:span><text:span text:style-name="T12">====</text:span><text:span text:style-name="T14">==</text:span><text:span text:style-name="T37">=</text:span><text:span text:style-name="T46">=</text:span><text:line-break/>| <text:s/><text:span text:style-name="T16">A</text:span><text:span text:style-name="T20">C</text:span> <text:s/>| “C<text:span text:style-name="T49">0</text:span>PYSTAR” <text:span text:style-name="T10">sector marker</text:span> <text:s text:c="5"/>| <text:s/>ASCII/<text:span text:style-name="T37">text</text:span> <text:s text:c="3"/>| <text:s/><text:span text:style-name="T11">0</text:span><text:span text:style-name="T10">8</text:span> <text:s/>|</text:p>
      <text:p text:style-name="P14">| <text:s/><text:span text:style-name="T16">A</text:span><text:span text:style-name="T17">F</text:span> <text:s/>| <text:span text:style-name="T60">Decimal f</text:span><text:span text:style-name="T11">ormat version </text:span><text:span text:style-name="T60">[1..9]</text:span><text:span text:style-name="T11"> </text:span>| <text:s/>ASCII/<text:span text:style-name="T37">text <text:s text:c="3"/></text:span>| <text:s/><text:span text:style-name="T11">0</text:span><text:span text:style-name="T44">1</text:span> <text:s/>|</text:p>
      <text:p text:style-name="P10">| <text:s/><text:span text:style-name="T24">A</text:span><text:span text:style-name="T26">D</text:span> <text:s/>| “<text:span text:style-name="T12">D</text:span><text:span text:style-name="T43">A</text:span><text:span text:style-name="T44">T</text:span><text:span text:style-name="T45">A</text:span>” <text:span text:style-name="T12">data sector marker</text:span><text:span text:style-name="T11"> <text:s text:c="4"/></text:span>| <text:s/>ASCII/<text:span text:style-name="T37">text</text:span><text:span text:style-name="T13"> <text:s text:c="3"/></text:span>| <text:s/><text:span text:style-name="T11">0</text:span><text:span text:style-name="T45">4</text:span> <text:s/>|</text:p>
      <text:p text:style-name="P12">| <text:s/><text:span text:style-name="T24">A</text:span><text:span text:style-name="T26">M</text:span> <text:s/>| “<text:span text:style-name="T12">M</text:span><text:span text:style-name="T43">E</text:span><text:span text:style-name="T45">TA</text:span>” <text:span text:style-name="T12">metadata sector marker</text:span><text:span text:style-name="T11"> </text:span>| <text:s/>ASCII/<text:span text:style-name="T41">text <text:s/></text:span><text:span text:style-name="T37"><text:s text:c="2"/></text:span>| <text:s/><text:span text:style-name="T11">0</text:span><text:span text:style-name="T45">4</text:span> <text:s/>|</text:p>
      <text:p text:style-name="P8">| <text:s/><text:span text:style-name="T18">A</text:span><text:span text:style-name="T19">S</text:span> <text:s/>| <text:span text:style-name="T59">S</text:span>ector-size <text:s text:c="18"/>| <text:s/><text:span text:style-name="T62">u</text:span><text:span text:style-name="T39">int <text:s text:c="8"/></text:span><text:s/>| <text:s/>0<text:span text:style-name="T45">4</text:span> <text:s/>|</text:p>
      <text:p text:style-name="P5">| <text:s/><text:span text:style-name="T21">B</text:span><text:span text:style-name="T22">H</text:span> <text:s/>| Stored-file-<text:span text:style-name="T2">SHA512</text:span> <text:s text:c="11"/>| <text:s/><text:span text:style-name="T2">byte </text:span><text:span text:style-name="T53">array</text:span><text:span text:style-name="T2"> <text:s/></text:span><text:s text:c="2"/>| <text:s/>64 <text:s/>|</text:p>
      <text:p text:style-name="P5">| <text:s/><text:span text:style-name="T22">BL</text:span> <text:s/>| Stored-file-length <text:s text:c="11"/>| <text:s/><text:span text:style-name="T61">u</text:span>long <text:s text:c="8"/>| <text:s/>08 <text:s/>|</text:p>
      <text:p text:style-name="P5">| <text:s/><text:span text:style-name="T27">CN</text:span> <text:s/>| Sector-number <text:s text:c="16"/>| <text:s/><text:span text:style-name="T62">u</text:span>long <text:s text:c="8"/>| <text:s/>08 <text:s/>|</text:p>
      <text:p text:style-name="P13">| <text:s/><text:span text:style-name="T23">DD</text:span> <text:s/>| Payload <text:s text:c="22"/>| <text:s/><text:span text:style-name="T2">byte </text:span><text:span text:style-name="T53">array</text:span> <text:s text:c="3"/>| <text:s/>.. <text:s/>|</text:p>
      <text:p text:style-name="P13">| <text:s/><text:span text:style-name="T28">F</text:span><text:span text:style-name="T29">H</text:span> <text:s/>| Sector-<text:span text:style-name="T2">SHA512</text:span> <text:s text:c="16"/>| <text:s/><text:span text:style-name="T2">byte </text:span><text:span text:style-name="T53">array</text:span><text:span text:style-name="T2"> </text:span><text:s text:c="3"/>| <text:s/>64 <text:s/>|</text:p>
      <text:p text:style-name="P9">----------------------------------------------------------------</text:p>
      <text:p text:style-name="P20">| <text:s/><text:span text:style-name="T33">FORMAT DATA TOTAL </text:span><text:span text:style-name="T34">(l</text:span><text:span text:style-name="T35">ittle endian</text:span><text:span text:style-name="T34">)</text:span><text:span text:style-name="T33"> <text:s text:c="8"/></text:span><text:span text:style-name="T36"><text:s text:c="8"/></text:span><text:span text:style-name="T33"><text:s text:c="3"/></text:span>| <text:s/><text:span text:style-name="T40">1</text:span><text:span text:style-name="T47">6</text:span><text:span text:style-name="T48">1</text:span> |</text:p>
      <text:p text:style-name="P3">----------------------------------------------------------------</text:p>
      <text:p text:style-name="P6"><text:span text:style-name="T9">|</text:span> <text:s/>1. DATA SECTOR (BYTES): <text:s text:c="3"/>[<text:span text:style-name="T16">A</text:span><text:span text:style-name="T20">C</text:span><text:span text:style-name="T30"> </text:span><text:span text:style-name="T18">A</text:span><text:span text:style-name="T17">F</text:span><text:span text:style-name="T32"> </text:span><text:span text:style-name="T25">AD</text:span><text:span text:style-name="T31"> </text:span><text:span text:style-name="T19">AS</text:span><text:span text:style-name="T15"> </text:span><text:span text:style-name="T21">B</text:span><text:span text:style-name="T22">H</text:span><text:span text:style-name="T30"> </text:span><text:span text:style-name="T22">BL</text:span> <text:span text:style-name="T27">CN</text:span> <text:span text:style-name="T23">DD</text:span> <text:span text:style-name="T28">F</text:span><text:span text:style-name="T29">H</text:span>] <text:s text:c="4"/>|</text:p>
      <text:p text:style-name="P6"><text:span text:style-name="T9">|</text:span> <text:s/>2. METADATA SECTOR (JSON): [<text:span text:style-name="T16">A</text:span><text:span text:style-name="T20">C</text:span><text:span text:style-name="T30"> </text:span><text:span text:style-name="T18">A</text:span><text:span text:style-name="T17">F</text:span><text:span text:style-name="T32"> </text:span><text:span text:style-name="T25">AM</text:span><text:span text:style-name="T31"> </text:span><text:span text:style-name="T19">AS</text:span><text:span text:style-name="T15"> </text:span><text:span text:style-name="T21">B</text:span><text:span text:style-name="T22">H</text:span><text:span text:style-name="T30"> </text:span><text:span text:style-name="T22">BL</text:span> <text:span text:style-name="T27">CN</text:span> <text:span text:style-name="T23">DD</text:span> <text:span text:style-name="T28">F</text:span><text:span text:style-name="T29">H</text:span>] <text:s text:c="4"/>|</text:p>
      <text:p text:style-name="P15">| <text:s/>3. &lt;Payload&gt; = &lt;<text:span text:style-name="T59">S</text:span>ector-size&gt; – 16<text:span text:style-name="T48">1</text:span> <text:s text:c="25"/>|</text:p>
      <text:p text:style-name="P11">----------------------------------------------------------------</text:p>
      <text:p text:style-name="P11"/>
      <text:p text:style-name="P22"><text:span text:style-name="T4">C</text:span><text:span text:style-name="T7">0</text:span><text:span text:style-name="T4">PYSTAR</text:span><text:span text:style-name="T8">1</text:span><text:span text:style-name="T5"> </text:span><text:span text:style-name="T8">DATA </text:span><text:span text:style-name="T6">SECTOR FORMAT/</text:span><text:span text:style-name="T8">PAYLOAD</text:span></text:p>
      <text:p text:style-name="P17"><text:span text:style-name="T51">Sector </text:span>Marker: <text:span text:style-name="T50">C</text:span><text:span text:style-name="T49">0</text:span><text:span text:style-name="T50">PYSTAR</text:span><text:span text:style-name="T38">1</text:span><text:span text:style-name="T52">DATA</text:span></text:p>
      <text:p text:style-name="P19">Payload: <text:span text:style-name="T50">Stored </text:span><text:span text:style-name="T63">file bytes</text:span></text:p>
      <text:p text:style-name="P11"/>
      <text:p text:style-name="P21"><text:span text:style-name="T4">C</text:span><text:span text:style-name="T7">0</text:span><text:span text:style-name="T4">PYSTAR</text:span><text:span text:style-name="T8">1</text:span><text:span text:style-name="T5"> </text:span><text:span text:style-name="T8">METADATA </text:span><text:span text:style-name="T6">SECTOR FORMAT/</text:span><text:span text:style-name="T8">PAYLOAD</text:span></text:p>
      <text:p text:style-name="P16"><text:span text:style-name="T51">Sector </text:span>Marker: <text:span text:style-name="T50">C</text:span><text:span text:style-name="T49">0</text:span><text:span text:style-name="T50">PYSTAR</text:span><text:span text:style-name="T38">1M</text:span><text:span text:style-name="T42">E</text:span><text:span text:style-name="T45">TA</text:span></text:p>
      <text:p text:style-name="P25"><text:span text:style-name="T54">Payload: </text:span><text:span text:style-name="T55">F</text:span><text:span text:style-name="T54">ilename </text:span><text:span text:style-name="T56">with/</text:span><text:span text:style-name="T57">without relative </text:span><text:span text:style-name="T56">path </text:span><text:span text:style-name="T55">(UTF-8 / </text:span><text:span text:style-name="T58">without BOM </text:span><text:span text:style-name="T55">/ UNIX-</text:span><text:span text:style-name="T58">style)</text:span>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/>
      <style:text-properties style:font-name="Consolas" fo:font-size="10pt" fo:language="en" fo:country="US" officeooo:rsid="010dc8c9" officeooo:paragraph-rsid="010fc8c2" style:font-size-asian="10pt" style:font-size-complex="10pt"/>
    </style:style>
    <style:style style:name="MT1" style:family="text">
      <style:text-properties officeooo:rsid="0113ec60"/>
    </style:style>
    <style:style style:name="MT2" style:family="text"/>
    <style:page-layout style:name="Mpm1">
      <style:page-layout-properties fo:page-width="21.001cm" fo:page-height="29.7cm" style:num-format="1" style:print-orientation="portrait" fo:margin-top="1.108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2023-05-2<text:span text:style-name="MT1">9</text:span></text:p>
        <text:p text:style-name="MP1"><text:a xlink:type="simple" xlink:href="mailto:artem.drobanov@gmail.com" text:style-name="Internet_20_link" text:visited-style-name="Visited_20_Internet_20_Link">artem.drobanov@gmail.com</text:a></text:p>
        <text:p text:style-name="MP1">https://github.com/art-drobanov/C0PYSTAR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5T11:15:28.959000000</meta:creation-date>
    <dc:date>2023-05-29T13:39:38.361000000</dc:date>
    <meta:editing-duration>PT9H31M50S</meta:editing-duration>
    <meta:editing-cycles>204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9" meta:word-count="199" meta:character-count="1614" meta:non-whitespace-character-count="1154"/>
  </office:meta>
</office:document-meta>
</file>